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Edwin" svg:font-family="Edwi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Edwin" fo:font-size="14pt" fo:font-weight="bold" officeooo:rsid="00029022" officeooo:paragraph-rsid="00029022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5983b0" loext:opacity="100%" style:font-name="Edwin" fo:font-size="12pt" fo:font-style="normal" fo:font-weight="normal" officeooo:rsid="00029022" officeooo:paragraph-rsid="00029022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use-window-font-color="true" loext:opacity="0%" style:font-name="Edwin" fo:font-size="12pt" fo:font-weight="bold" officeooo:rsid="00029022" officeooo:paragraph-rsid="0002902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use-window-font-color="true" loext:opacity="0%" style:font-name="Edwin" fo:font-size="12pt" fo:font-weight="normal" officeooo:rsid="00029022" officeooo:paragraph-rsid="0002902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use-window-font-color="true" loext:opacity="0%" style:font-name="Edwin" fo:font-size="12pt" fo:font-style="normal" fo:font-weight="normal" officeooo:rsid="00029022" officeooo:paragraph-rsid="00029022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use-window-font-color="true" loext:opacity="0%" style:font-name="Edwin" fo:font-size="12pt" fo:font-style="normal" fo:font-weight="bold" officeooo:rsid="00029022" officeooo:paragraph-rsid="00029022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color="#800080" loext:opacity="100%"/>
    </style:style>
    <style:style style:name="T2" style:family="text">
      <style:text-properties fo:color="#8d1d75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ao 7 – Outros basicos de Java</text:p>
      <text:p text:style-name="P1"/>
      <text:p text:style-name="P3">Restricoes e Convencoes em Java</text:p>
      <text:p text:style-name="P3"/>
      <text:p text:style-name="P4">Variaveis nao comecam com digitos, apenas letras ou _. Nao pode usar espaco em branco. Deve-se usar camelCase. Usam-se nomes com significados.</text:p>
      <text:p text:style-name="P4"/>
      <text:p text:style-name="P4">Para variaveis, pacotes, atributos e metodos: camelCase. Para classes: PascalCase.</text:p>
      <text:p text:style-name="P4"/>
      <text:p text:style-name="P3">Operadores Bitwise</text:p>
      <text:p text:style-name="P3"/>
      <text:p text:style-name="P4">Realizam operacoes logicas bit-a-bit. &amp;, |, ^: E, OU e XOR bit-a-bit.</text:p>
      <text:p text:style-name="P4"/>
      <text:p text:style-name="P4">Exemplo:<text:line-break/><text:tab/>(0101 1001 &amp; 0011 1100) = 0001 1000 (FFFV VFFF)</text:p>
      <text:p text:style-name="P4"><text:tab/>(0101 1001 | 0011 1100) = 0111 1101 (FVVV VVFV)</text:p>
      <text:p text:style-name="P4"><text:tab/>(0101 1001 ^ 0011 1100) = 0110 0101 (FVVF FVFV)</text:p>
      <text:p text:style-name="P4"/>
      <text:p text:style-name="P4">Aplicacao:</text:p>
      <text:p text:style-name="P4"><text:tab/>Queremos verificar se 0101 1001 (89) possui um 1 no sexto bit. Criamos uma <text:tab/>“mascara” que so possui 1 no sexto bit 0010 0000 (32):</text:p>
      <text:p text:style-name="P4"/>
      <text:p text:style-name="P4"><text:tab/><text:tab/>0101 1001 &amp; 0010 0000 = 0000 0000</text:p>
      <text:p text:style-name="P4"/>
      <text:p text:style-name="P4"><text:tab/>Portanto, nao tem 1 no sexto bit.</text:p>
      <text:p text:style-name="P4"/>
      <text:p text:style-name="P4">Para declarar um numero binario, podemos fazer o formato:</text:p>
      <text:p text:style-name="P4"><text:tab/>int mask = 0b(numero);</text:p>
      <text:p text:style-name="P4"><text:tab/>exemplo: int mask = 0b00100000;</text:p>
      <text:p text:style-name="P4"/>
      <text:p text:style-name="P3">Funcoes para strings</text:p>
      <text:p text:style-name="P3"/>
      <text:p text:style-name="P5">Formatar: toLowerCase(), toUpperCase(), trim().</text:p>
      <text:p text:style-name="P5">Recortar: substring(inicio),substring(inicio,fim)</text:p>
      <text:p text:style-name="P5">Substituir: Replace(char,char), Replace(string,string)</text:p>
      <text:p text:style-name="P5">Buscar: IndexOf, LastIndexOf</text:p>
      <text:p text:style-name="P5">Splitar: str.Split(“ &lt;sep&gt; “)</text:p>
      <text:p text:style-name="P5"/>
      <text:p text:style-name="P5">String original = “abcde FGHIJ ABC abc DEFG <text:s text:c="4"/>”;</text:p>
      <text:p text:style-name="P5"/>
      <text:p text:style-name="P5">String modificada = original.toLowerCaser(); // OU original.toUpperCase();</text:p>
      <text:p text:style-name="P5">String semEspacosEmVolta = original.trim();</text:p>
      <text:p text:style-name="P5"/>
      <text:p text:style-name="P5">String cEmDiante = original.substring(2); // VAI PEGAR DO INDEX 2 EM DIANTE</text:p>
      <text:p text:style-name="P5"/>
      <text:p text:style-name="P5">String cAteI = original.substring(2,9); // VAI PEGAR DE 2 A 9 EXCLUSIVO (H no <text:tab/><text:tab/><text:tab/><text:tab/><text:tab/><text:tab/><text:tab/> <text:s text:c="2"/>caso)</text:p>
      <text:p text:style-name="P5">String xAoInvesDeA = original.replace(‘a’, ‘x’); // CASE SENSITIVE</text:p>
      <text:p text:style-name="P5"/>
      <text:p text:style-name="P5">String abcPorXy = original.replace(‘abc’, ‘xy’); // CASE SENSITIVE</text:p>
      <text:p text:style-name="P5"><text:soft-page-break/>int i = original.indexOf(“bc”); // DEVOLVE A PRIMEIRA VEZ QUE ENCONTRA “bc”</text:p>
      <text:p text:style-name="P5"/>
      <text:p text:style-name="P5">int j = original.lastIndexOf(“bc”); // DEVOLVE A ULTIMA VEZ QUE ENCONTRA </text:p>
      <text:p text:style-name="P5"/>
      <text:p text:style-name="P5">String s = “potato apple lemon”;</text:p>
      <text:p text:style-name="P5">String[] vect = s.split(“ “);</text:p>
      <text:p text:style-name="P5"/>
      <text:p text:style-name="P5">String word1 = vect[0];</text:p>
      <text:p text:style-name="P5">String word2 = vect[1];</text:p>
      <text:p text:style-name="P5">String word3 = vect[2]; // vect = [“potato”, “apple”, “lemon”]</text:p>
      <text:p text:style-name="P5"/>
      <text:p text:style-name="P6">Funcoes</text:p>
      <text:p text:style-name="P6"/>
      <text:p text:style-name="P5">Representam um processamento que possui um significado. Recebem dados de entrada (parametros ou argumentos) e devolvem dados de saida (ou nao). Promovem modularizacao, delegacao e reaproveitamento.</text:p>
      <text:p text:style-name="P5"/>
      <text:p text:style-name="P5">Exemplo:</text:p>
      <text:p text:style-name="P5"><text:tab/></text:p>
      <text:p text:style-name="P2"><text:tab/><text:span text:style-name="T1">public static int</text:span> max(int a, int b, int c) {</text:p>
      <text:p text:style-name="P2"><text:tab/><text:tab/>int aux = Interger.MIN_VALUE; // O menor valor int possivel.</text:p>
      <text:p text:style-name="P2"><text:tab/><text:tab/>int[] arr = {a, b, c};</text:p>
      <text:p text:style-name="P2"><text:tab/><text:tab/>for (int i = 0; i &lt; 3; i++){</text:p>
      <text:p text:style-name="P2"><text:tab/><text:tab/><text:tab/>if ( arr[i] &gt; aux) {</text:p>
      <text:p text:style-name="P2"><text:tab/><text:tab/><text:tab/><text:tab/>aux = arr[i];</text:p>
      <text:p text:style-name="P2"><text:tab/><text:tab/><text:tab/>}</text:p>
      <text:p text:style-name="P2"><text:tab/><text:tab/>}</text:p>
      <text:p text:style-name="P2"><text:tab/><text:tab/>return aux;</text:p>
      <text:p text:style-name="P2"><text:tab/>}</text:p>
      <text:p text:style-name="P5"/>
      <text:p text:style-name="P2"><text:tab/><text:span text:style-name="T2">public static void</text:span> showResult(higher){</text:p>
      <text:p text:style-name="P2"><text:tab/><text:tab/>System.out.printf(“Resultado = %d%n”, higher);</text:p>
      <text:p text:style-name="P2"><text:tab/>}</text:p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Edwin" svg:font-family="Edwi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  <dc:date>2023-10-20T16:16:01.367151080</dc:date>
    <meta:editing-duration>PT34M2S</meta:editing-duration>
    <meta:editing-cycles>1</meta:editing-cycles>
    <meta:document-statistic meta:table-count="0" meta:image-count="0" meta:object-count="0" meta:page-count="2" meta:paragraph-count="53" meta:word-count="367" meta:character-count="2385" meta:non-whitespace-character-count="2017"/>
  </office:meta>
</office:document-meta>
</file>